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6000001D1EEB3B3D1B937EEC2.png" manifest:media-type="image/png"/>
  <manifest:file-entry manifest:full-path="Pictures/1000186F0000373B0000301AF781A3BA2706909B.svg" manifest:media-type="image/svg+xml"/>
  <manifest:file-entry manifest:full-path="Pictures/100002010000011D000001207254AB10B980B176.png" manifest:media-type="image/png"/>
  <manifest:file-entry manifest:full-path="Pictures/10000D0200001D7600001DCE1BC76E9ACFAAF86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butt" draw:textarea-vertical-align="middle" draw:auto-grow-height="false" fo:min-height="11.162cm" fo:min-width="10.363cm"/>
    </style:style>
    <style:style style:name="gr2" style:family="graphic" style:parent-style-name="standard">
      <style:graphic-properties draw:textarea-vertical-align="middle" draw:auto-grow-height="false" fo:min-height="2.674cm" fo:min-width="2.07cm"/>
    </style:style>
    <style:style style:name="gr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7.931cm" fo:min-width="7.68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7.776cm" fo:min-width="7.5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863cm" svg:height="11.413cm" draw:transform="skewX (0.0158824961931484) rotate (-0.0158824961931485) translate (15.342cm 8.379cm)">
          <text:p/>
          <draw:enhanced-geometry svg:viewBox="0 0 21600 21600" draw:text-areas="0 0 21600 21600" draw:mirror-horizontal="true" draw:mirror-vertical="false" draw:type="circular-arrow" draw:modifiers="86.7012328063879 129.62623487401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57cm" svg:height="2.925cm" draw:transform="skewX (0.015707963267949) rotate (-0.0158824961931485) translate (19.688cm 9.368cm)">
          <text:p/>
          <draw:enhanced-geometry svg:viewBox="0 0 21600 21600" draw:text-areas="0 0 21600 21600" draw:mirror-horizontal="true" draw:mirror-vertical="false" draw:type="circular-arrow" draw:modifiers="82.4831917974879 121.31161490817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draw:style-name="gr3" draw:text-style-name="P1" draw:layer="layout" svg:width="5.713cm" svg:height="5.779cm" svg:x="4.565cm" svg:y="5.22cm">
              <draw:image xlink:href="Pictures/10000D0200001D7600001DCE1BC76E9ACFAAF865.svg" xlink:type="simple" xlink:show="embed" xlink:actuate="onLoad">
                <text:p/>
              </draw:image>
              <draw:image xlink:href="Pictures/100002010000011D000001207254AB10B980B176.png" xlink:type="simple" xlink:show="embed" xlink:actuate="onLoad"/>
            </draw:frame>
            <draw:frame draw:style-name="gr3" draw:text-style-name="P1" draw:layer="layout" svg:width="2.539cm" svg:height="2.259cm" draw:transform="rotate (1.5707963267949) translate (6.545cm 16.479cm)">
              <draw:image xlink:href="Pictures/1000186F0000373B0000301AF781A3BA2706909B.svg" xlink:type="simple" xlink:show="embed" xlink:actuate="onLoad">
                <text:p/>
              </draw:image>
              <draw:image xlink:href="Pictures/1000020100000216000001D1EEB3B3D1B937EEC2.png" xlink:type="simple" xlink:show="embed" xlink:actuate="onLoad"/>
            </draw:frame>
          </draw:g>
          <draw:custom-shape draw:style-name="gr4" draw:text-style-name="P2" draw:layer="layout" svg:width="11.567cm" svg:height="11.567cm" svg:x="1.8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draw:style-name="gr3" draw:text-style-name="P1" draw:layer="layout" svg:width="5.606cm" svg:height="5.669cm" draw:transform="skewX (-5.85890573678517E-017) rotate (0.53564154743706) translate (16.115cm 7.774cm)">
              <draw:image xlink:href="Pictures/10000D0200001D7600001DCE1BC76E9ACFAAF865.svg" xlink:type="simple" xlink:show="embed" xlink:actuate="onLoad">
                <text:p/>
              </draw:image>
              <draw:image xlink:href="Pictures/100002010000011D000001207254AB10B980B176.png" xlink:type="simple" xlink:show="embed" xlink:actuate="onLoad"/>
            </draw:frame>
            <draw:frame draw:style-name="gr3" draw:text-style-name="P1" draw:layer="layout" svg:width="2.49cm" svg:height="2.214cm" draw:transform="skewX (0.000523598775598354) rotate (2.10696147300755) translate (23.419cm 16.287cm)">
              <draw:image xlink:href="Pictures/1000186F0000373B0000301AF781A3BA2706909B.svg" xlink:type="simple" xlink:show="embed" xlink:actuate="onLoad">
                <text:p/>
              </draw:image>
              <draw:image xlink:href="Pictures/1000020100000216000001D1EEB3B3D1B937EEC2.png" xlink:type="simple" xlink:show="embed" xlink:actuate="onLoad"/>
            </draw:frame>
          </draw:g>
          <draw:custom-shape draw:style-name="gr5" draw:text-style-name="P2" draw:layer="layout" svg:width="11.351cm" svg:height="11.35cm" draw:transform="skewX (-0.00017453292519949) rotate (0.53564154743706) translate (12.494cm 6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5:17:33.489800187</meta:creation-date>
    <dc:date>2016-04-13T15:42:16.257708002</dc:date>
    <meta:editing-duration>PT9M32S</meta:editing-duration>
    <meta:editing-cycles>1</meta:editing-cycles>
    <meta:document-statistic meta:object-count="12"/>
    <meta:generator>LibreOffice/5.0.5.2$Linux_X86_64 LibreOffice_project/00m0$Build-2</meta:generator>
  </office:meta>
</office:document-meta>
</file>